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f737" officeooo:paragraph-rsid="0011f737"/>
    </style:style>
    <style:style style:name="P2" style:family="paragraph" style:parent-style-name="Text_20_body">
      <style:text-properties officeooo:rsid="0012392b" officeooo:paragraph-rsid="0012392b"/>
    </style:style>
    <style:style style:name="P3" style:family="paragraph" style:parent-style-name="Text_20_body">
      <style:text-properties fo:color="#800000" officeooo:rsid="0012392b" officeooo:paragraph-rsid="0012392b" fo:background-color="#ffff00"/>
    </style:style>
    <style:style style:name="P4" style:family="paragraph" style:parent-style-name="Text_20_body">
      <style:text-properties officeooo:rsid="0013d2e3" officeooo:paragraph-rsid="0013d2e3"/>
    </style:style>
    <style:style style:name="P5" style:family="paragraph" style:parent-style-name="Text_20_body">
      <style:text-properties officeooo:paragraph-rsid="0013d2e3"/>
    </style:style>
    <style:style style:name="P6" style:family="paragraph" style:parent-style-name="Text_20_body">
      <style:text-properties officeooo:rsid="00166d30" officeooo:paragraph-rsid="00166d30"/>
    </style:style>
    <style:style style:name="P7" style:family="paragraph" style:parent-style-name="Text_20_body">
      <style:text-properties officeooo:rsid="00166d30" officeooo:paragraph-rsid="00166d30" fo:background-color="#ffff00"/>
    </style:style>
    <style:style style:name="P8" style:family="paragraph" style:parent-style-name="Standard">
      <style:paragraph-properties fo:margin-top="0.0398in" fo:margin-bottom="0.0398in" loext:contextual-spacing="false" fo:line-height="115%"/>
      <style:text-properties style:font-name="Times New Roman" fo:font-size="12pt" fo:font-weight="bold" officeooo:rsid="00053fec" officeooo:paragraph-rsid="0011f737" style:font-size-asian="12pt" style:font-weight-asian="bold" style:font-name-complex="Times New Roman" style:font-size-complex="12pt"/>
    </style:style>
    <style:style style:name="P9" style:family="paragraph" style:parent-style-name="Standard">
      <style:paragraph-properties fo:margin-top="0.0398in" fo:margin-bottom="0.0398in"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10" style:family="paragraph" style:parent-style-name="Standard">
      <style:paragraph-properties fo:margin-top="0.0398in" fo:margin-bottom="0.0398in" loext:contextual-spacing="false" fo:line-height="115%" fo:text-align="center" style:justify-single-word="false"/>
      <style:text-properties style:font-name="Times New Roman" fo:font-size="12pt" fo:font-weight="bold" officeooo:rsid="0011f737" officeooo:paragraph-rsid="0011f737" style:font-size-asian="12pt" style:font-weight-asian="bold" style:font-name-complex="Times New Roman" style:font-size-complex="12pt"/>
    </style:style>
    <style:style style:name="P11" style:family="paragraph" style:parent-style-name="Standard">
      <style:paragraph-properties fo:margin-top="0.0398in" fo:margin-bottom="0.0398in" loext:contextual-spacing="false" fo:line-height="115%" fo:text-align="center" style:justify-single-word="false"/>
      <style:text-properties style:font-name="Times New Roman" fo:font-size="12pt" officeooo:paragraph-rsid="0011f737"/>
    </style:style>
    <style:style style:name="P12" style:family="paragraph" style:parent-style-name="Standard">
      <style:paragraph-properties fo:margin-top="0.0398in" fo:margin-bottom="0.0398in" loext:contextual-spacing="false" fo:line-height="115%"/>
      <style:text-properties style:font-name="Times New Roman" fo:font-size="12pt" fo:font-weight="normal" officeooo:rsid="0012392b" officeooo:paragraph-rsid="0012392b" style:font-size-asian="12pt" style:font-weight-asian="normal" style:font-name-complex="Times New Roman" style:font-size-complex="12pt" style:font-weight-complex="normal"/>
    </style:style>
    <style:style style:name="P13" style:family="paragraph" style:parent-style-name="Standard">
      <style:paragraph-properties fo:margin-top="0.0398in" fo:margin-bottom="0.0398in" loext:contextual-spacing="false" fo:line-height="115%" fo:text-align="center" style:justify-single-word="false"/>
      <style:text-properties style:font-name="Times New Roman" fo:font-size="14pt" fo:font-weight="bold" officeooo:rsid="00053fec" officeooo:paragraph-rsid="0011f737" style:font-size-asian="14pt" style:font-weight-asian="bold" style:font-name-complex="Times New Roman" style:font-size-complex="14pt"/>
    </style:style>
    <style:style style:name="P14" style:family="paragraph" style:parent-style-name="Standard">
      <style:paragraph-properties fo:margin-top="0.0398in" fo:margin-bottom="0.0398in"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P15" style:family="paragraph" style:parent-style-name="Standard">
      <style:paragraph-properties fo:margin-top="0.0398in" fo:margin-bottom="0.0398in" loext:contextual-spacing="false" fo:line-height="115%" fo:text-align="center" style:justify-single-word="false"/>
      <style:text-properties style:font-name="Times New Roman" fo:font-size="14pt" fo:font-weight="bold" officeooo:rsid="0011f737" officeooo:paragraph-rsid="0011f737" style:font-size-asian="14pt" style:font-weight-asian="bold" style:font-name-complex="Times New Roman" style:font-size-complex="14pt"/>
    </style:style>
    <style:style style:name="P16" style:family="paragraph" style:parent-style-name="Standard">
      <style:paragraph-properties fo:margin-top="0.0398in" fo:margin-bottom="0.0398in" loext:contextual-spacing="false" fo:line-height="115%" fo:text-align="center" style:justify-single-word="false"/>
      <style:text-properties style:font-name="serif" fo:font-size="14.25pt" fo:font-weight="bold" officeooo:rsid="00053fec" officeooo:paragraph-rsid="0011f737" style:font-size-asian="18pt" style:font-weight-asian="bold" style:font-name-complex="Times New Roman" style:font-size-complex="18pt"/>
    </style:style>
    <style:style style:name="P17" style:family="paragraph" style:parent-style-name="Standard">
      <style:paragraph-properties fo:margin-top="0.0398in" fo:margin-bottom="0.0398in" loext:contextual-spacing="false" fo:line-height="115%" fo:text-align="center" style:justify-single-word="false"/>
      <style:text-properties style:font-name="Times new roman" fo:font-size="12pt" fo:font-weight="bold" officeooo:paragraph-rsid="0011f737" style:font-size-asian="12pt" style:font-weight-asian="bold" style:font-name-complex="Times New Roman" style:font-size-complex="12pt"/>
    </style:style>
    <style:style style:name="P18" style:family="paragraph" style:parent-style-name="Standard">
      <style:paragraph-properties fo:margin-top="0.0398in" fo:margin-bottom="0.0398in" loext:contextual-spacing="false" fo:line-height="115%" fo:text-align="center" style:justify-single-word="false"/>
      <style:text-properties style:font-name="Times new roman" fo:font-size="12pt" fo:font-style="italic" fo:font-weight="bold" officeooo:paragraph-rsid="0011f737" style:font-size-asian="12pt" style:font-style-asian="italic" style:font-weight-asian="bold" style:font-name-complex="Times New Roman" style:font-size-complex="12pt"/>
    </style:style>
    <style:style style:name="P19" style:family="paragraph" style:parent-style-name="Heading">
      <style:text-properties officeooo:rsid="0013d2e3" officeooo:paragraph-rsid="0013d2e3"/>
    </style:style>
    <style:style style:name="P20" style:family="paragraph" style:parent-style-name="Heading_20_1">
      <style:text-properties officeooo:rsid="0011f737" officeooo:paragraph-rsid="0011f737"/>
    </style:style>
    <style:style style:name="P21" style:family="paragraph" style:parent-style-name="Heading_20_1">
      <style:text-properties officeooo:rsid="0013c395" officeooo:paragraph-rsid="0013c395"/>
    </style:style>
    <style:style style:name="P22" style:family="paragraph" style:parent-style-name="Heading_20_1">
      <style:text-properties officeooo:paragraph-rsid="0013d2e3"/>
    </style:style>
    <style:style style:name="P23" style:family="paragraph" style:parent-style-name="Heading_20_1">
      <style:paragraph-properties fo:margin-top="0.0398in" fo:margin-bottom="0.0398in" loext:contextual-spacing="false" fo:line-height="115%" fo:text-align="center" style:justify-single-word="false"/>
      <style:text-properties style:font-name="Times New Roman" fo:font-size="14pt" fo:font-weight="bold" officeooo:paragraph-rsid="0011f737" style:font-size-asian="14pt" style:font-weight-asian="bold" style:font-name-complex="Times New Roman" style:font-size-complex="14pt"/>
    </style:style>
    <style:style style:name="T1" style:family="text">
      <style:text-properties officeooo:rsid="0011f737"/>
    </style:style>
    <style:style style:name="T2" style:family="text">
      <style:text-properties fo:font-weight="bold" officeooo:rsid="0011f737" style:font-size-asian="12pt" style:font-weight-asian="bold" style:font-name-complex="Times New Roman" style:font-size-complex="12pt"/>
    </style:style>
    <style:style style:name="T3" style:family="text">
      <style:text-properties fo:font-weight="bold" style:font-weight-asian="bold" style:font-weight-complex="bold"/>
    </style:style>
    <style:style style:name="T4" style:family="text">
      <style:text-properties fo:font-weight="bold" officeooo:rsid="0013d2e3" style:font-weight-asian="bold" style:font-weight-complex="bold"/>
    </style:style>
    <style:style style:name="T5" style:family="text">
      <style:text-properties style:font-name="Times new roman" fo:font-weight="bold" officeooo:rsid="0011f737" style:font-size-asian="12pt" style:font-weight-asian="bold" style:font-name-complex="Times New Roman" style:font-size-complex="12pt" style:font-weight-complex="bold"/>
    </style:style>
    <style:style style:name="T6" style:family="text">
      <style:text-properties style:font-name="Times new roman" fo:font-weight="bold" style:font-size-asian="12pt" style:font-weight-asian="bold" style:font-size-complex="12pt" style:font-weight-complex="bold"/>
    </style:style>
    <style:style style:name="T7" style:family="text">
      <style:text-properties style:text-position="super 58%"/>
    </style:style>
    <style:style style:name="T8" style:family="text">
      <style:text-properties officeooo:rsid="0013c395"/>
    </style:style>
    <style:style style:name="T9" style:family="text">
      <style:text-properties officeooo:rsid="0013d2e3"/>
    </style:style>
    <style:style style:name="T10" style:family="text">
      <style:text-properties officeooo:rsid="0014d0b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Assignment 1 : <text:span text:style-name="T1">Eight-puzzle</text:span></text:p>
      <text:p text:style-name="P13">Maxime Laurin</text:p>
      <text:p text:style-name="P15">Alexandre Boyer</text:p>
      <text:p text:style-name="P14"/>
      <text:p text:style-name="P14"/>
      <text:p text:style-name="P14"/>
      <text:p text:style-name="P14"/>
      <text:p text:style-name="P14"/>
      <text:p text:style-name="P11"><text:span text:style-name="T2">Presen</text:span><text:span text:style-name="T5">ted to </text:span><text:span text:style-name="T6">Prof. Amal Zouaq</text:span></text:p>
      <text:p text:style-name="P17">CSI4106</text:p>
      <text:p text:style-name="P17">Introduction to Artificial Intelligence </text:p>
      <text:p text:style-name="P18"/>
      <text:p text:style-name="P18"/>
      <text:p text:style-name="P9"/>
      <text:p text:style-name="P9"/>
      <text:p text:style-name="P9"/>
      <text:p text:style-name="P9"/>
      <text:p text:style-name="P9"/>
      <text:p text:style-name="P9"/>
      <text:p text:style-name="P9"/>
      <text:h text:style-name="P23" text:outline-level="1">School of Electrical Engineering and Computer Science</text:h>
      <text:p text:style-name="P14">Universit<text:span text:style-name="T1">y of Ottawa</text:span></text:p>
      <text:p text:style-name="P10">October 11<text:span text:style-name="T7">th</text:span> 2017</text:p>
      <text:p text:style-name="P8"/>
      <text:p text:style-name="P8"/>
      <text:p text:style-name="P8"/>
      <text:p text:style-name="P8"/>
      <text:p text:style-name="P8"/>
      <text:p text:style-name="P8"/>
      <text:h text:style-name="P20" text:outline-level="1"><text:soft-page-break/>Description of the environment<text:tab/></text:h>
      <text:p text:style-name="P1"/>
      <text:p text:style-name="P2">As seen in class, we will consider and analyze the following environment properties :</text:p>
      <text:p text:style-name="P2">1. <text:span text:style-name="T3">Completely observable</text:span> vs partially observable</text:p>
      <text:p text:style-name="P2">Our environment in the 8-puzzle was completely observable : our agent always has access to all the values of the board</text:p>
      <text:p text:style-name="P2">2. <text:span text:style-name="T3">Deterministic</text:span> vs non-deterministic</text:p>
      <text:p text:style-name="P2">Whenever we execute an action we always get the same output state.</text:p>
      <text:p text:style-name="P2">3. <text:span text:style-name="T3">Episodic</text:span> vs Sequential</text:p>
      <text:p text:style-name="P3">To verify <text:span text:style-name="T10">in manual</text:span></text:p>
      <text:p text:style-name="P12">Each state could be considered as an episode : our agent looks at it and make a decision. Each action depends only on the episode itself.</text:p>
      <text:p text:style-name="P12">4.<text:span text:style-name="T3"> Static </text:span>vs Dynamic</text:p>
      <text:p text:style-name="P12">Our state does not change when the agent is making a decision.</text:p>
      <text:p text:style-name="P12">5. <text:span text:style-name="T3">Discrete </text:span>vs continuous</text:p>
      <text:p text:style-name="P12">There is a finite discrete number of actions and states</text:p>
      <text:p text:style-name="P12">6. <text:span text:style-name="T3">Mono-agent </text:span>vs multi-agent</text:p>
      <text:p text:style-name="P12">We only have one agent and the environment is static.</text:p>
      <text:h text:style-name="P21" text:outline-level="1">Performance</text:h>
      <text:p text:style-name="P6"/>
      <text:p text:style-name="P6">About heuristics : </text:p>
      <text:p text:style-name="P7">@Alex : Run les deux sur ta machine pour mettre les donnes dans le rapport</text:p>
      <text:p text:style-name="P7">Je voulais pas copy paste et que ca soit laid.</text:p>
      <text:p text:style-name="P7">Ca nous permettra aussi de tester si le code run bien sur d’autres machines</text:p>
      <text:p text:style-name="P6">heuristic2 runs a lot faster than heuristic1</text:p>
      <text:h text:style-name="P22" text:outline-level="1"><text:soft-page-break/><text:span text:style-name="T8">Heuristics</text:span></text:h>
      <text:p text:style-name="Heading">Heuristic 1</text:p>
      <text:p text:style-name="P5"><text:span text:style-name="T4">a.</text:span><text:span text:style-name="T9"> We used the number of misplaced tiles as our first heuristic. We dropped the following constraints of the original problems :</text:span></text:p>
      <text:p text:style-name="P5"><text:span text:style-name="T9">1. To switch two tiles they must be next to each others</text:span></text:p>
      <text:p text:style-name="P4">2. To switch two tiles one of them must be the empty tile</text:p>
      <text:p text:style-name="P4"><text:span text:style-name="T3">b.</text:span> Since we dropped constraints from the original problem, our heuristic is admissible (the cost of our heuristic will never be higher than the real cost)</text:p>
      <text:p text:style-name="P19">Heuristic 2</text:p>
      <text:p text:style-name="P4"><text:span text:style-name="T3">a.</text:span>We used the same idea than for heuristic 1 but decided to only drop one constraint :</text:p>
      <text:p text:style-name="P4">1. To switch two tiles one of them must be the empty tile</text:p>
      <text:p text:style-name="P4">This brings the notion of distance : if a tile is far away from its goal position our heuristic will assign a higher cost, unlike heuristic1 where the cost is the same.</text:p>
      <text:p text:style-name="P4"><text:span text:style-name="T3">b. </text:span>Following the same reasoning as with heuristic1 : this heuristic is admissible since we dropped a constraint (real cost will have to respect the constraint, therefor to be higher)</text:p>
      <text:p text:style-name="P4"><text:span text:style-name="T3">c. </text:span>Heuristic2 dominated heuristic1 since it is always higher. When a tile is far from the goal position its cost will be higher with heuristic2. When the tile is next to the goal position, heuristic2 will return the same value as heuristic1.</text:p>
      <text:h text:style-name="P21" text:outline-level="1">Conclusion</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0:25:27.878192175</meta:creation-date>
    <dc:date>2017-10-10T11:40:18.045400367</dc:date>
    <meta:editing-duration>PT1H4M39S</meta:editing-duration>
    <meta:editing-cycles>6</meta:editing-cycles>
    <meta:generator>LibreOffice/5.1.6.2$Linux_X86_64 LibreOffice_project/10m0$Build-2</meta:generator>
    <meta:document-statistic meta:table-count="0" meta:image-count="0" meta:object-count="0" meta:page-count="3" meta:paragraph-count="43" meta:word-count="433" meta:character-count="2469" meta:non-whitespace-character-count="2076"/>
  </office:meta>
</office:document-meta>
</file>